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-BoldMT" svg:font-family="Arial-BoldMT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nknown" svg:font-family="Unknow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36cm" fo:min-width="0.736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solid" svg:stroke-width="0cm" svg:stroke-color="#000000" draw:stroke-linejoin="round" svg:stroke-linecap="round" draw:fill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12cm" fo:min-width="0.31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24cm" fo:min-width="0.52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fo:border="none" loext:decorative="false"/>
    </style:style>
    <style:style style:name="gr7" style:family="graphic" style:parent-style-name="standard">
      <style:graphic-properties fo:border="solid" loext:decorative="false"/>
    </style:style>
    <style:style style:name="gr8" style:family="graphic" style:parent-style-name="standard">
      <style:graphic-properties fo:background-color="#e6e6e6" fo:border="none" loext:decorative="false"/>
    </style:style>
    <style:style style:name="P1" style:family="paragraph">
      <loext:graphic-properties draw:fill="solid" draw:fill-color="#e6e6e6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0.8999996185303pt" style:font-size-asian="20.8999996185303pt" style:font-size-complex="20.8999996185303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8.89999961853027pt" style:font-size-asian="8.89999961853027pt" style:font-size-complex="8.89999961853027pt"/>
    </style:style>
    <style:style style:name="P6" style:family="paragraph">
      <loext:graphic-properties draw:fill="none"/>
      <style:text-properties fo:font-size="14.8999996185303pt" style:font-size-asian="14.8999996185303pt" style:font-size-complex="14.8999996185303pt"/>
    </style:style>
    <style:style style:name="P7" style:family="paragraph">
      <style:paragraph-properties fo:text-align="start"/>
      <style:text-properties style:text-line-through-style="none" style:text-line-through-type="none" fo:font-size="14pt" fo:font-style="normal" style:text-underline-style="none" fo:font-weight="bold"/>
    </style:style>
    <style:style style:name="P8" style:family="paragraph">
      <style:paragraph-properties fo:text-align="start"/>
      <style:text-properties style:text-line-through-style="none" style:text-line-through-type="none" fo:font-size="11pt" fo:font-style="normal" style:text-underline-style="none"/>
    </style:style>
    <style:style style:name="P9" style:family="paragraph">
      <style:paragraph-properties fo:text-align="start"/>
      <style:text-properties style:text-line-through-style="none" style:text-line-through-type="none" fo:font-size="10pt" fo:font-style="normal" style:text-underline-style="none"/>
    </style:style>
    <style:style style:name="P10" style:family="paragraph">
      <style:paragraph-properties fo:text-align="start"/>
      <style:text-properties style:text-line-through-style="none" style:text-line-through-type="none" fo:font-size="9pt" fo:font-style="normal" style:text-underline-style="none"/>
    </style:style>
    <style:style style:name="P11" style:family="paragraph">
      <style:paragraph-properties fo:text-align="end"/>
      <style:text-properties style:text-line-through-style="none" style:text-line-through-type="none" fo:font-size="10pt" fo:font-style="normal" style:text-underline-style="none"/>
    </style:style>
    <style:style style:name="T1" style:family="text">
      <style:text-properties fo:color="#000000" loext:opacity="100%" style:font-name="Arial-BoldMT" fo:font-size="20.8999996185303pt" fo:font-weight="normal" style:font-name-asian="Arial-BoldMT" style:font-size-asian="20.8999996185303pt" style:font-weight-asian="normal" style:font-name-complex="Arial-BoldMT" style:font-size-complex="20.8999996185303pt" style:font-weight-complex="normal"/>
    </style:style>
    <style:style style:name="T2" style:family="text">
      <style:text-properties fo:color="#000000" loext:opacity="100%" style:font-name="Unknown" fo:font-size="8.89999961853027pt" fo:font-weight="normal" style:font-name-asian="Unknown" style:font-size-asian="8.89999961853027pt" style:font-weight-asian="normal" style:font-name-complex="Unknown" style:font-size-complex="8.89999961853027pt" style:font-weight-complex="normal"/>
    </style:style>
    <style:style style:name="T3" style:family="text">
      <style:text-properties fo:color="#000000" loext:opacity="100%" style:font-name="Arial-BoldMT" fo:font-size="14.8999996185303pt" fo:font-weight="normal" style:font-name-asian="Arial-BoldMT" style:font-size-asian="14.8999996185303pt" style:font-weight-asian="normal" style:font-name-complex="Arial-BoldMT" style:font-size-complex="14.899999618530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company_name" form:control-implementation="ooo:com.sun.star.form.component.TextField" xml:id="control1" form:id="control1" form:current-value="Company" form:value="Compan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company_address" form:control-implementation="ooo:com.sun.star.form.component.TextField" xml:id="control2" form:id="control2" form:current-value="Company Address" form:value="Company Addres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company_email" form:control-implementation="ooo:com.sun.star.form.component.TextField" xml:id="control3" form:id="control3" form:current-value="email@email.com" form:value="email@email.c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mpany_phone" form:control-implementation="ooo:com.sun.star.form.component.TextField" xml:id="control4" form:id="control4" form:current-value="telephone" form:value="telephon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client_contact_info" form:control-implementation="ooo:com.sun.star.form.component.TextField" xml:id="control5" form:id="control5" form:current-value="Illustrious Client" form:value="Illustrious Clien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invoice_date" form:control-implementation="ooo:com.sun.star.form.component.TextField" xml:id="control6" form:id="control6" form:current-value="01/01/2025" form:value="01/01/20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voice_number" form:control-implementation="ooo:com.sun.star.form.component.TextField" xml:id="control7" form:id="control7" form:current-value="invoice number" form:value="invoice numbe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line_item[01]_category" form:control-implementation="ooo:com.sun.star.form.component.TextField" xml:id="control8" form:id="control8" form:current-value="category" form:value="categor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1]_description" form:control-implementation="ooo:com.sun.star.form.component.TextField" xml:id="control9" form:id="control9" form:current-value="description" form:value="descriptio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1]_hours" form:control-implementation="ooo:com.sun.star.form.component.TextField" xml:id="control10" form:id="control10" form:current-value="1.0" form:value="1.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1]_rate" form:control-implementation="ooo:com.sun.star.form.component.TextField" xml:id="control11" form:id="control11" form:current-value="$125.00" form:value="$125.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1]_amount" form:control-implementation="ooo:com.sun.star.form.component.TextField" xml:id="control12" form:id="control12" form:current-value="$125.00" form:value="$125.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invoice_due_date" form:control-implementation="ooo:com.sun.star.form.component.TextField" xml:id="control13" form:id="control13" form:current-value="01/01/2025" form:value="01/01/20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line_item[02].category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3].category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3].category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4].category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6].category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7].category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8].category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9].category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10].category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11].category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12].category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2].description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3].description" form:control-implementation="ooo:com.sun.star.form.component.TextField" xml:id="control26" form:id="control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4].description" form:control-implementation="ooo:com.sun.star.form.component.TextField" xml:id="control27" form:id="control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5].description" form:control-implementation="ooo:com.sun.star.form.component.TextField" xml:id="control28" form:id="control2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6].description" form:control-implementation="ooo:com.sun.star.form.component.TextField" xml:id="control29" form:id="control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7].description" form:control-implementation="ooo:com.sun.star.form.component.TextField" xml:id="control30" form:id="control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8].description" form:control-implementation="ooo:com.sun.star.form.component.TextField" xml:id="control31" form:id="control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9].description" form:control-implementation="ooo:com.sun.star.form.component.TextField" xml:id="control32" form:id="control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10].description" form:control-implementation="ooo:com.sun.star.form.component.TextField" xml:id="control33" form:id="control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11].description" form:control-implementation="ooo:com.sun.star.form.component.TextField" xml:id="control34" form:id="control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12].description" form:control-implementation="ooo:com.sun.star.form.component.TextField" xml:id="control35" form:id="control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2].hours" form:control-implementation="ooo:com.sun.star.form.component.TextField" xml:id="control36" form:id="control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3].hours" form:control-implementation="ooo:com.sun.star.form.component.TextField" xml:id="control37" form:id="control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4].hours" form:control-implementation="ooo:com.sun.star.form.component.TextField" xml:id="control38" form:id="control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5].hours" form:control-implementation="ooo:com.sun.star.form.component.TextField" xml:id="control39" form:id="control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6].hours" form:control-implementation="ooo:com.sun.star.form.component.TextField" xml:id="control40" form:id="control4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7].hours" form:control-implementation="ooo:com.sun.star.form.component.TextField" xml:id="control41" form:id="control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8].hours" form:control-implementation="ooo:com.sun.star.form.component.TextField" xml:id="control42" form:id="control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9].hours" form:control-implementation="ooo:com.sun.star.form.component.TextField" xml:id="control43" form:id="control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10].hours" form:control-implementation="ooo:com.sun.star.form.component.TextField" xml:id="control44" form:id="control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11].hours" form:control-implementation="ooo:com.sun.star.form.component.TextField" xml:id="control45" form:id="control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12].hours" form:control-implementation="ooo:com.sun.star.form.component.TextField" xml:id="control46" form:id="control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2].rate" form:control-implementation="ooo:com.sun.star.form.component.TextField" xml:id="control47" form:id="control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2].amount" form:control-implementation="ooo:com.sun.star.form.component.TextField" xml:id="control48" form:id="control4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3].rate" form:control-implementation="ooo:com.sun.star.form.component.TextField" xml:id="control49" form:id="control4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4].rate" form:control-implementation="ooo:com.sun.star.form.component.TextField" xml:id="control50" form:id="control5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5].rate" form:control-implementation="ooo:com.sun.star.form.component.TextField" xml:id="control51" form:id="control5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6].rate" form:control-implementation="ooo:com.sun.star.form.component.TextField" xml:id="control52" form:id="control5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7].rate" form:control-implementation="ooo:com.sun.star.form.component.TextField" xml:id="control53" form:id="control5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8].rate" form:control-implementation="ooo:com.sun.star.form.component.TextField" xml:id="control54" form:id="control5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9].rate" form:control-implementation="ooo:com.sun.star.form.component.TextField" xml:id="control55" form:id="control5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10].rate" form:control-implementation="ooo:com.sun.star.form.component.TextField" xml:id="control56" form:id="control5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11].rate" form:control-implementation="ooo:com.sun.star.form.component.TextField" xml:id="control57" form:id="control5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12].rate" form:control-implementation="ooo:com.sun.star.form.component.TextField" xml:id="control58" form:id="control5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3].amount" form:control-implementation="ooo:com.sun.star.form.component.TextField" xml:id="control59" form:id="control5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4].amount" form:control-implementation="ooo:com.sun.star.form.component.TextField" xml:id="control60" form:id="control6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5].amount" form:control-implementation="ooo:com.sun.star.form.component.TextField" xml:id="control61" form:id="control6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6].amount" form:control-implementation="ooo:com.sun.star.form.component.TextField" xml:id="control62" form:id="control6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7].amount" form:control-implementation="ooo:com.sun.star.form.component.TextField" xml:id="control63" form:id="control6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8].amount" form:control-implementation="ooo:com.sun.star.form.component.TextField" xml:id="control64" form:id="control6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09].amount" form:control-implementation="ooo:com.sun.star.form.component.TextField" xml:id="control65" form:id="control6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10].amount" form:control-implementation="ooo:com.sun.star.form.component.TextField" xml:id="control66" form:id="control6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11].amount" form:control-implementation="ooo:com.sun.star.form.component.TextField" xml:id="control67" form:id="control6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ine_item[12].amount" form:control-implementation="ooo:com.sun.star.form.component.TextField" xml:id="control68" form:id="control6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invoice_message" form:control-implementation="ooo:com.sun.star.form.component.TextField" xml:id="control69" form:id="control69" form:current-value="Thank you for your business!" form:value="Thank you for your business!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invoice_amount" form:control-implementation="ooo:com.sun.star.form.component.TextField" xml:id="control70" form:id="control70" form:current-value="$125.00" form:value="$125.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polygon draw:style-name="gr1" draw:text-style-name="P1" draw:layer="layout" svg:width="3.81cm" svg:height="0.627cm" svg:x="16.51cm" svg:y="2.54cm" svg:viewBox="0 0 3811 628" draw:points="0,628 3811,628 3811,0 0,0">
          <text:p/>
        </draw:polygon>
        <draw:frame draw:style-name="gr2" draw:text-style-name="P3" draw:layer="layout" svg:width="2.486cm" svg:height="1.004cm" svg:x="17.661cm" svg:y="1.372cm">
          <draw:text-box>
            <text:p text:style-name="P2"><text:span text:style-name="T1">Invoic</text:span><text:span text:style-name="T1">e</text:span></text:p>
          </draw:text-box>
        </draw:frame>
        <draw:line draw:style-name="gr3" draw:text-style-name="P4" draw:layer="layout" svg:x1="16.51cm" svg:y1="2.54cm" svg:x2="16.51cm" svg:y2="3.167cm">
          <text:p/>
        </draw:line>
        <draw:line draw:style-name="gr3" draw:text-style-name="P4" draw:layer="layout" svg:x1="16.51cm" svg:y1="2.54cm" svg:x2="20.319cm" svg:y2="2.54cm">
          <text:p/>
        </draw:line>
        <draw:line draw:style-name="gr3" draw:text-style-name="P4" draw:layer="layout" svg:x1="20.32cm" svg:y1="2.54cm" svg:x2="20.32cm" svg:y2="3.167cm">
          <text:p/>
        </draw:line>
        <draw:line draw:style-name="gr3" draw:text-style-name="P4" draw:layer="layout" svg:x1="16.51cm" svg:y1="3.166cm" svg:x2="20.319cm" svg:y2="3.166cm">
          <text:p/>
        </draw:line>
        <draw:frame draw:style-name="gr4" draw:text-style-name="P5" draw:layer="layout" svg:width="1.541cm" svg:height="0.429cm" svg:x="17.645cm" svg:y="2.628cm">
          <draw:text-box>
            <text:p text:style-name="P2"><text:span text:style-name="T2">INVOICE #</text:span></text:p>
          </draw:text-box>
        </draw:frame>
        <draw:line draw:style-name="gr3" draw:text-style-name="P4" draw:layer="layout" svg:x1="16.51cm" svg:y1="3.166cm" svg:x2="16.51cm" svg:y2="3.809cm">
          <text:p/>
        </draw:line>
        <draw:line draw:style-name="gr3" draw:text-style-name="P4" draw:layer="layout" svg:x1="16.51cm" svg:y1="3.166cm" svg:x2="20.319cm" svg:y2="3.166cm">
          <text:p/>
        </draw:line>
        <draw:line draw:style-name="gr3" draw:text-style-name="P4" draw:layer="layout" svg:x1="20.32cm" svg:y1="3.166cm" svg:x2="20.32cm" svg:y2="3.809cm">
          <text:p/>
        </draw:line>
        <draw:line draw:style-name="gr3" draw:text-style-name="P4" draw:layer="layout" svg:x1="16.51cm" svg:y1="3.81cm" svg:x2="20.319cm" svg:y2="3.81cm">
          <text:p/>
        </draw:line>
        <draw:polygon draw:style-name="gr1" draw:text-style-name="P1" draw:layer="layout" svg:width="1.907cm" svg:height="0.627cm" svg:x="14.605cm" svg:y="2.54cm" svg:viewBox="0 0 1908 628" draw:points="0,628 1908,628 1908,0 0,0">
          <text:p/>
        </draw:polygon>
        <draw:line draw:style-name="gr3" draw:text-style-name="P4" draw:layer="layout" svg:x1="14.605cm" svg:y1="2.54cm" svg:x2="14.605cm" svg:y2="3.167cm">
          <text:p/>
        </draw:line>
        <draw:line draw:style-name="gr3" draw:text-style-name="P4" draw:layer="layout" svg:x1="14.605cm" svg:y1="2.54cm" svg:x2="16.511cm" svg:y2="2.54cm">
          <text:p/>
        </draw:line>
        <draw:line draw:style-name="gr3" draw:text-style-name="P4" draw:layer="layout" svg:x1="16.51cm" svg:y1="2.54cm" svg:x2="16.51cm" svg:y2="3.167cm">
          <text:p/>
        </draw:line>
        <draw:line draw:style-name="gr3" draw:text-style-name="P4" draw:layer="layout" svg:x1="14.605cm" svg:y1="3.166cm" svg:x2="16.511cm" svg:y2="3.166cm">
          <text:p/>
        </draw:line>
        <draw:frame draw:style-name="gr4" draw:text-style-name="P5" draw:layer="layout" svg:width="0.779cm" svg:height="0.429cm" svg:x="15.13cm" svg:y="2.628cm">
          <draw:text-box>
            <text:p text:style-name="P2"><text:span text:style-name="T2">DATE</text:span></text:p>
          </draw:text-box>
        </draw:frame>
        <draw:line draw:style-name="gr3" draw:text-style-name="P4" draw:layer="layout" svg:x1="14.605cm" svg:y1="3.166cm" svg:x2="14.605cm" svg:y2="3.809cm">
          <text:p/>
        </draw:line>
        <draw:line draw:style-name="gr3" draw:text-style-name="P4" draw:layer="layout" svg:x1="14.605cm" svg:y1="3.166cm" svg:x2="16.511cm" svg:y2="3.166cm">
          <text:p/>
        </draw:line>
        <draw:line draw:style-name="gr3" draw:text-style-name="P4" draw:layer="layout" svg:x1="16.51cm" svg:y1="3.166cm" svg:x2="16.51cm" svg:y2="3.809cm">
          <text:p/>
        </draw:line>
        <draw:line draw:style-name="gr3" draw:text-style-name="P4" draw:layer="layout" svg:x1="14.605cm" svg:y1="3.81cm" svg:x2="16.511cm" svg:y2="3.81cm">
          <text:p/>
        </draw:line>
        <draw:polygon draw:style-name="gr1" draw:text-style-name="P1" draw:layer="layout" svg:width="8.899cm" svg:height="0.636cm" svg:x="1.27cm" svg:y="4.682cm" svg:viewBox="0 0 8900 637" draw:points="0,637 8900,637 8900,0 0,0">
          <text:p/>
        </draw:polygon>
        <draw:line draw:style-name="gr3" draw:text-style-name="P4" draw:layer="layout" svg:x1="1.27cm" svg:y1="4.682cm" svg:x2="1.27cm" svg:y2="5.317cm">
          <text:p/>
        </draw:line>
        <draw:line draw:style-name="gr3" draw:text-style-name="P4" draw:layer="layout" svg:x1="1.27cm" svg:y1="4.682cm" svg:x2="10.169cm" svg:y2="4.682cm">
          <text:p/>
        </draw:line>
        <draw:line draw:style-name="gr3" draw:text-style-name="P4" draw:layer="layout" svg:x1="10.168cm" svg:y1="4.682cm" svg:x2="10.168cm" svg:y2="5.317cm">
          <text:p/>
        </draw:line>
        <draw:line draw:style-name="gr3" draw:text-style-name="P4" draw:layer="layout" svg:x1="1.27cm" svg:y1="5.317cm" svg:x2="10.169cm" svg:y2="5.317cm">
          <text:p/>
        </draw:line>
        <draw:frame draw:style-name="gr4" draw:text-style-name="P5" draw:layer="layout" svg:width="1.14cm" svg:height="0.429cm" svg:x="5.131cm" svg:y="4.77cm">
          <draw:text-box>
            <text:p text:style-name="P2"><text:span text:style-name="T2">BILL TO</text:span></text:p>
          </draw:text-box>
        </draw:frame>
        <draw:line draw:style-name="gr3" draw:text-style-name="P4" draw:layer="layout" svg:x1="1.27cm" svg:y1="5.317cm" svg:x2="1.27cm" svg:y2="8.89cm">
          <text:p/>
        </draw:line>
        <draw:line draw:style-name="gr3" draw:text-style-name="P4" draw:layer="layout" svg:x1="1.27cm" svg:y1="5.317cm" svg:x2="10.169cm" svg:y2="5.317cm">
          <text:p/>
        </draw:line>
        <draw:line draw:style-name="gr3" draw:text-style-name="P4" draw:layer="layout" svg:x1="10.168cm" svg:y1="5.317cm" svg:x2="10.168cm" svg:y2="8.89cm">
          <text:p/>
        </draw:line>
        <draw:line draw:style-name="gr3" draw:text-style-name="P4" draw:layer="layout" svg:x1="1.27cm" svg:y1="8.89cm" svg:x2="10.169cm" svg:y2="8.89cm">
          <text:p/>
        </draw:line>
        <draw:polygon draw:style-name="gr1" draw:text-style-name="P1" draw:layer="layout" svg:width="2.542cm" svg:height="0.627cm" svg:x="13.97cm" svg:y="9.448cm" svg:viewBox="0 0 2543 628" draw:points="0,628 2543,628 2543,0 0,0">
          <text:p/>
        </draw:polygon>
        <draw:line draw:style-name="gr3" draw:text-style-name="P4" draw:layer="layout" svg:x1="13.97cm" svg:y1="9.448cm" svg:x2="13.97cm" svg:y2="10.075cm">
          <text:p/>
        </draw:line>
        <draw:line draw:style-name="gr3" draw:text-style-name="P4" draw:layer="layout" svg:x1="13.97cm" svg:y1="9.448cm" svg:x2="16.511cm" svg:y2="9.448cm">
          <text:p/>
        </draw:line>
        <draw:line draw:style-name="gr3" draw:text-style-name="P4" draw:layer="layout" svg:x1="16.51cm" svg:y1="9.448cm" svg:x2="16.51cm" svg:y2="10.075cm">
          <text:p/>
        </draw:line>
        <draw:line draw:style-name="gr3" draw:text-style-name="P4" draw:layer="layout" svg:x1="13.97cm" svg:y1="10.075cm" svg:x2="16.511cm" svg:y2="10.075cm">
          <text:p/>
        </draw:line>
        <draw:frame draw:style-name="gr4" draw:text-style-name="P5" draw:layer="layout" svg:width="1.493cm" svg:height="0.429cm" svg:x="14.436cm" svg:y="9.537cm">
          <draw:text-box>
            <text:p text:style-name="P2"><text:span text:style-name="T2">DUE DATE</text:span></text:p>
          </draw:text-box>
        </draw:frame>
        <draw:line draw:style-name="gr3" draw:text-style-name="P4" draw:layer="layout" svg:x1="13.97cm" svg:y1="10.075cm" svg:x2="13.97cm" svg:y2="10.718cm">
          <text:p/>
        </draw:line>
        <draw:line draw:style-name="gr3" draw:text-style-name="P4" draw:layer="layout" svg:x1="13.97cm" svg:y1="10.075cm" svg:x2="16.511cm" svg:y2="10.075cm">
          <text:p/>
        </draw:line>
        <draw:line draw:style-name="gr3" draw:text-style-name="P4" draw:layer="layout" svg:x1="16.51cm" svg:y1="10.075cm" svg:x2="16.51cm" svg:y2="10.718cm">
          <text:p/>
        </draw:line>
        <draw:line draw:style-name="gr3" draw:text-style-name="P4" draw:layer="layout" svg:x1="13.97cm" svg:y1="10.718cm" svg:x2="16.511cm" svg:y2="10.718cm">
          <text:p/>
        </draw:line>
        <draw:polygon draw:style-name="gr1" draw:text-style-name="P1" draw:layer="layout" svg:width="2.541cm" svg:height="0.627cm" svg:x="1.27cm" svg:y="10.718cm" svg:viewBox="0 0 2542 628" draw:points="0,628 2542,628 2542,0 0,0">
          <text:p/>
        </draw:polygon>
        <draw:line draw:style-name="gr3" draw:text-style-name="P4" draw:layer="layout" svg:x1="1.27cm" svg:y1="10.718cm" svg:x2="1.27cm" svg:y2="11.345cm">
          <text:p/>
        </draw:line>
        <draw:line draw:style-name="gr3" draw:text-style-name="P4" draw:layer="layout" svg:x1="1.27cm" svg:y1="10.718cm" svg:x2="3.81cm" svg:y2="10.718cm">
          <text:p/>
        </draw:line>
        <draw:line draw:style-name="gr3" draw:text-style-name="P4" draw:layer="layout" svg:x1="3.81cm" svg:y1="10.718cm" svg:x2="3.81cm" svg:y2="11.345cm">
          <text:p/>
        </draw:line>
        <draw:line draw:style-name="gr3" draw:text-style-name="P4" draw:layer="layout" svg:x1="1.27cm" svg:y1="11.345cm" svg:x2="3.81cm" svg:y2="11.345cm">
          <text:p/>
        </draw:line>
        <draw:polygon draw:style-name="gr1" draw:text-style-name="P1" draw:layer="layout" svg:width="8.89cm" svg:height="0.627cm" svg:x="3.81cm" svg:y="10.718cm" svg:viewBox="0 0 8891 628" draw:points="0,628 8891,628 8891,0 0,0">
          <text:p/>
        </draw:polygon>
        <draw:frame draw:style-name="gr4" draw:text-style-name="P5" draw:layer="layout" svg:width="0.741cm" svg:height="0.429cm" svg:x="2.167cm" svg:y="10.807cm">
          <draw:text-box>
            <text:p text:style-name="P2"><text:span text:style-name="T2">ITEM</text:span></text:p>
          </draw:text-box>
        </draw:frame>
        <draw:line draw:style-name="gr3" draw:text-style-name="P4" draw:layer="layout" svg:x1="3.81cm" svg:y1="10.718cm" svg:x2="3.81cm" svg:y2="11.345cm">
          <text:p/>
        </draw:line>
        <draw:line draw:style-name="gr3" draw:text-style-name="P4" draw:layer="layout" svg:x1="3.81cm" svg:y1="10.718cm" svg:x2="12.7cm" svg:y2="10.718cm">
          <text:p/>
        </draw:line>
        <draw:line draw:style-name="gr3" draw:text-style-name="P4" draw:layer="layout" svg:x1="12.7cm" svg:y1="10.718cm" svg:x2="12.7cm" svg:y2="11.345cm">
          <text:p/>
        </draw:line>
        <draw:line draw:style-name="gr3" draw:text-style-name="P4" draw:layer="layout" svg:x1="3.81cm" svg:y1="11.345cm" svg:x2="12.7cm" svg:y2="11.345cm">
          <text:p/>
        </draw:line>
        <draw:polygon draw:style-name="gr1" draw:text-style-name="P1" draw:layer="layout" svg:width="1.906cm" svg:height="0.627cm" svg:x="12.7cm" svg:y="10.718cm" svg:viewBox="0 0 1907 628" draw:points="0,628 1907,628 1907,0 0,0">
          <text:p/>
        </draw:polygon>
        <draw:frame draw:style-name="gr4" draw:text-style-name="P5" draw:layer="layout" svg:width="2.029cm" svg:height="0.429cm" svg:x="7.18cm" svg:y="10.807cm">
          <draw:text-box>
            <text:p text:style-name="P2"><text:span text:style-name="T2">DESCRIPTION</text:span></text:p>
          </draw:text-box>
        </draw:frame>
        <draw:line draw:style-name="gr3" draw:text-style-name="P4" draw:layer="layout" svg:x1="12.7cm" svg:y1="10.718cm" svg:x2="12.7cm" svg:y2="11.345cm">
          <text:p/>
        </draw:line>
        <draw:line draw:style-name="gr3" draw:text-style-name="P4" draw:layer="layout" svg:x1="12.7cm" svg:y1="10.718cm" svg:x2="14.605cm" svg:y2="10.718cm">
          <text:p/>
        </draw:line>
        <draw:line draw:style-name="gr3" draw:text-style-name="P4" draw:layer="layout" svg:x1="14.605cm" svg:y1="10.718cm" svg:x2="14.605cm" svg:y2="11.345cm">
          <text:p/>
        </draw:line>
        <draw:line draw:style-name="gr3" draw:text-style-name="P4" draw:layer="layout" svg:x1="12.7cm" svg:y1="11.345cm" svg:x2="14.605cm" svg:y2="11.345cm">
          <text:p/>
        </draw:line>
        <draw:polygon draw:style-name="gr1" draw:text-style-name="P1" draw:layer="layout" svg:width="2.542cm" svg:height="0.627cm" svg:x="14.605cm" svg:y="10.718cm" svg:viewBox="0 0 2543 628" draw:points="0,628 2543,628 2543,0 0,0">
          <text:p/>
        </draw:polygon>
        <draw:frame draw:style-name="gr4" draw:text-style-name="P5" draw:layer="layout" svg:width="1.075cm" svg:height="0.429cm" svg:x="13.081cm" svg:y="10.807cm">
          <draw:text-box>
            <text:p text:style-name="P2"><text:span text:style-name="T2">HOURS</text:span></text:p>
          </draw:text-box>
        </draw:frame>
        <draw:line draw:style-name="gr3" draw:text-style-name="P4" draw:layer="layout" svg:x1="14.605cm" svg:y1="10.718cm" svg:x2="14.605cm" svg:y2="11.345cm">
          <text:p/>
        </draw:line>
        <draw:line draw:style-name="gr3" draw:text-style-name="P4" draw:layer="layout" svg:x1="14.605cm" svg:y1="10.718cm" svg:x2="17.146cm" svg:y2="10.718cm">
          <text:p/>
        </draw:line>
        <draw:line draw:style-name="gr3" draw:text-style-name="P4" draw:layer="layout" svg:x1="17.145cm" svg:y1="10.718cm" svg:x2="17.145cm" svg:y2="11.345cm">
          <text:p/>
        </draw:line>
        <draw:line draw:style-name="gr3" draw:text-style-name="P4" draw:layer="layout" svg:x1="14.605cm" svg:y1="11.345cm" svg:x2="17.146cm" svg:y2="11.345cm">
          <text:p/>
        </draw:line>
        <draw:polygon draw:style-name="gr1" draw:text-style-name="P1" draw:layer="layout" svg:width="3.175cm" svg:height="0.627cm" svg:x="17.145cm" svg:y="10.718cm" svg:viewBox="0 0 3176 628" draw:points="0,628 3176,628 3176,0 0,0">
          <text:p/>
        </draw:polygon>
        <draw:frame draw:style-name="gr4" draw:text-style-name="P5" draw:layer="layout" svg:width="0.745cm" svg:height="0.429cm" svg:x="15.452cm" svg:y="10.807cm">
          <draw:text-box>
            <text:p text:style-name="P2"><text:span text:style-name="T2">RATE</text:span></text:p>
          </draw:text-box>
        </draw:frame>
        <draw:line draw:style-name="gr3" draw:text-style-name="P4" draw:layer="layout" svg:x1="17.145cm" svg:y1="10.718cm" svg:x2="17.145cm" svg:y2="11.345cm">
          <text:p/>
        </draw:line>
        <draw:line draw:style-name="gr3" draw:text-style-name="P4" draw:layer="layout" svg:x1="17.145cm" svg:y1="10.718cm" svg:x2="20.319cm" svg:y2="10.718cm">
          <text:p/>
        </draw:line>
        <draw:line draw:style-name="gr3" draw:text-style-name="P4" draw:layer="layout" svg:x1="20.32cm" svg:y1="10.718cm" svg:x2="20.32cm" svg:y2="11.345cm">
          <text:p/>
        </draw:line>
        <draw:line draw:style-name="gr3" draw:text-style-name="P4" draw:layer="layout" svg:x1="17.145cm" svg:y1="11.345cm" svg:x2="20.319cm" svg:y2="11.345cm">
          <text:p/>
        </draw:line>
        <draw:line draw:style-name="gr3" draw:text-style-name="P4" draw:layer="layout" svg:x1="1.27cm" svg:y1="24.13cm" svg:x2="20.32cm" svg:y2="24.13cm">
          <text:p/>
        </draw:line>
        <draw:line draw:style-name="gr3" draw:text-style-name="P4" draw:layer="layout" svg:x1="1.27cm" svg:y1="11.345cm" svg:x2="1.27cm" svg:y2="24.129cm">
          <text:p/>
        </draw:line>
        <draw:line draw:style-name="gr3" draw:text-style-name="P4" draw:layer="layout" svg:x1="3.81cm" svg:y1="11.345cm" svg:x2="3.81cm" svg:y2="24.129cm">
          <text:p/>
        </draw:line>
        <draw:line draw:style-name="gr3" draw:text-style-name="P4" draw:layer="layout" svg:x1="3.81cm" svg:y1="11.345cm" svg:x2="3.81cm" svg:y2="24.129cm">
          <text:p/>
        </draw:line>
        <draw:line draw:style-name="gr3" draw:text-style-name="P4" draw:layer="layout" svg:x1="12.7cm" svg:y1="11.345cm" svg:x2="12.7cm" svg:y2="24.129cm">
          <text:p/>
        </draw:line>
        <draw:line draw:style-name="gr3" draw:text-style-name="P4" draw:layer="layout" svg:x1="12.7cm" svg:y1="11.345cm" svg:x2="12.7cm" svg:y2="24.129cm">
          <text:p/>
        </draw:line>
        <draw:line draw:style-name="gr3" draw:text-style-name="P4" draw:layer="layout" svg:x1="14.605cm" svg:y1="11.345cm" svg:x2="14.605cm" svg:y2="24.129cm">
          <text:p/>
        </draw:line>
        <draw:line draw:style-name="gr3" draw:text-style-name="P4" draw:layer="layout" svg:x1="14.605cm" svg:y1="11.345cm" svg:x2="14.605cm" svg:y2="24.129cm">
          <text:p/>
        </draw:line>
        <draw:line draw:style-name="gr3" draw:text-style-name="P4" draw:layer="layout" svg:x1="17.145cm" svg:y1="11.345cm" svg:x2="17.145cm" svg:y2="24.129cm">
          <text:p/>
        </draw:line>
        <draw:line draw:style-name="gr3" draw:text-style-name="P4" draw:layer="layout" svg:x1="17.145cm" svg:y1="11.345cm" svg:x2="17.145cm" svg:y2="24.129cm">
          <text:p/>
        </draw:line>
        <draw:line draw:style-name="gr3" draw:text-style-name="P4" draw:layer="layout" svg:x1="20.32cm" svg:y1="11.345cm" svg:x2="20.32cm" svg:y2="24.129cm">
          <text:p/>
        </draw:line>
        <draw:frame draw:style-name="gr4" draw:text-style-name="P5" draw:layer="layout" svg:width="1.372cm" svg:height="0.429cm" svg:x="18.042cm" svg:y="10.807cm">
          <draw:text-box>
            <text:p text:style-name="P2"><text:span text:style-name="T2">AMOUNT</text:span></text:p>
          </draw:text-box>
        </draw:frame>
        <draw:line draw:style-name="gr3" draw:text-style-name="P4" draw:layer="layout" svg:x1="1.27cm" svg:y1="11.455cm" svg:x2="1.27cm" svg:y2="12.183cm">
          <text:p/>
        </draw:line>
        <draw:line draw:style-name="gr3" draw:text-style-name="P4" draw:layer="layout" svg:x1="3.81cm" svg:y1="11.455cm" svg:x2="3.81cm" svg:y2="12.183cm">
          <text:p/>
        </draw:line>
        <draw:line draw:style-name="gr3" draw:text-style-name="P4" draw:layer="layout" svg:x1="3.81cm" svg:y1="11.455cm" svg:x2="3.81cm" svg:y2="12.183cm">
          <text:p/>
        </draw:line>
        <draw:line draw:style-name="gr3" draw:text-style-name="P4" draw:layer="layout" svg:x1="12.7cm" svg:y1="11.455cm" svg:x2="12.7cm" svg:y2="12.183cm">
          <text:p/>
        </draw:line>
        <draw:line draw:style-name="gr3" draw:text-style-name="P4" draw:layer="layout" svg:x1="12.7cm" svg:y1="11.455cm" svg:x2="12.7cm" svg:y2="12.183cm">
          <text:p/>
        </draw:line>
        <draw:line draw:style-name="gr3" draw:text-style-name="P4" draw:layer="layout" svg:x1="14.605cm" svg:y1="11.455cm" svg:x2="14.605cm" svg:y2="12.183cm">
          <text:p/>
        </draw:line>
        <draw:line draw:style-name="gr3" draw:text-style-name="P4" draw:layer="layout" svg:x1="14.605cm" svg:y1="11.455cm" svg:x2="14.605cm" svg:y2="12.183cm">
          <text:p/>
        </draw:line>
        <draw:line draw:style-name="gr3" draw:text-style-name="P4" draw:layer="layout" svg:x1="17.145cm" svg:y1="11.455cm" svg:x2="17.145cm" svg:y2="12.183cm">
          <text:p/>
        </draw:line>
        <draw:line draw:style-name="gr3" draw:text-style-name="P4" draw:layer="layout" svg:x1="17.145cm" svg:y1="11.455cm" svg:x2="17.145cm" svg:y2="12.183cm">
          <text:p/>
        </draw:line>
        <draw:line draw:style-name="gr3" draw:text-style-name="P4" draw:layer="layout" svg:x1="20.32cm" svg:y1="11.455cm" svg:x2="20.32cm" svg:y2="12.183cm">
          <text:p/>
        </draw:line>
        <draw:line draw:style-name="gr3" draw:text-style-name="P4" draw:layer="layout" svg:x1="1.27cm" svg:y1="24.13cm" svg:x2="1.27cm" svg:y2="26.67cm">
          <text:p/>
        </draw:line>
        <draw:line draw:style-name="gr3" draw:text-style-name="P4" draw:layer="layout" svg:x1="1.27cm" svg:y1="24.13cm" svg:x2="12.7cm" svg:y2="24.13cm">
          <text:p/>
        </draw:line>
        <draw:line draw:style-name="gr3" draw:text-style-name="P4" draw:layer="layout" svg:x1="12.7cm" svg:y1="24.13cm" svg:x2="12.7cm" svg:y2="26.67cm">
          <text:p/>
        </draw:line>
        <draw:line draw:style-name="gr3" draw:text-style-name="P4" draw:layer="layout" svg:x1="1.27cm" svg:y1="26.67cm" svg:x2="12.7cm" svg:y2="26.67cm">
          <text:p/>
        </draw:line>
        <draw:polygon draw:style-name="gr1" draw:text-style-name="P1" draw:layer="layout" svg:width="7.621cm" svg:height="1.271cm" svg:x="12.7cm" svg:y="25.4cm" svg:viewBox="0 0 7622 1272" draw:points="0,1272 7622,1272 7622,0 0,0">
          <text:p/>
        </draw:polygon>
        <draw:line draw:style-name="gr3" draw:text-style-name="P4" draw:layer="layout" svg:x1="12.7cm" svg:y1="25.4cm" svg:x2="12.7cm" svg:y2="26.67cm">
          <text:p/>
        </draw:line>
        <draw:line draw:style-name="gr3" draw:text-style-name="P4" draw:layer="layout" svg:x1="12.7cm" svg:y1="25.4cm" svg:x2="20.32cm" svg:y2="25.4cm">
          <text:p/>
        </draw:line>
        <draw:line draw:style-name="gr3" draw:text-style-name="P4" draw:layer="layout" svg:x1="20.32cm" svg:y1="25.4cm" svg:x2="20.32cm" svg:y2="26.67cm">
          <text:p/>
        </draw:line>
        <draw:line draw:style-name="gr3" draw:text-style-name="P4" draw:layer="layout" svg:x1="12.7cm" svg:y1="26.67cm" svg:x2="20.32cm" svg:y2="26.67cm">
          <text:p/>
        </draw:line>
        <draw:frame draw:style-name="gr5" draw:text-style-name="P6" draw:layer="layout" svg:width="1.231cm" svg:height="0.716cm" svg:x="12.835cm" svg:y="25.652cm">
          <draw:text-box>
            <text:p text:style-name="P2"><text:span text:style-name="T3">Total</text:span></text:p>
          </draw:text-box>
        </draw:frame>
        <draw:control draw:style-name="gr6" draw:text-style-name="P7" draw:layer="controls" svg:width="11.169cm" svg:height="0.9cm" svg:x="1.383cm" svg:y="1.134cm" draw:control="control1"/>
        <draw:control draw:style-name="gr7" draw:text-style-name="P8" draw:layer="controls" svg:width="11.109cm" svg:height="1.623cm" svg:x="1.373cm" svg:y="2.135cm" draw:control="control2"/>
        <draw:control draw:style-name="gr6" draw:text-style-name="P8" draw:layer="controls" svg:width="8.448cm" svg:height="0.58cm" svg:x="1.413cm" svg:y="3.953cm" draw:control="control3"/>
        <draw:control draw:style-name="gr6" draw:text-style-name="P8" draw:layer="controls" svg:width="2.766cm" svg:height="0.58cm" svg:x="10.147cm" svg:y="3.939cm" draw:control="control4"/>
        <draw:control draw:style-name="gr6" draw:text-style-name="P9" draw:layer="controls" svg:width="7.802cm" svg:height="3.097cm" svg:x="1.88cm" svg:y="5.547cm" draw:control="control5"/>
        <draw:control draw:style-name="gr6" draw:text-style-name="P10" draw:layer="controls" svg:width="1.85cm" svg:height="0.451cm" svg:x="14.662cm" svg:y="3.25cm" draw:control="control6"/>
        <draw:control draw:style-name="gr6" draw:text-style-name="P10" draw:layer="controls" svg:width="3.071cm" svg:height="0.451cm" svg:x="17.062cm" svg:y="3.25cm" draw:control="control7"/>
        <draw:control draw:style-name="gr7" draw:text-style-name="P9" draw:layer="controls" svg:width="2.105cm" svg:height="0.85cm" svg:x="1.532cm" svg:y="11.721cm" draw:control="control8"/>
        <draw:control draw:style-name="gr7" draw:text-style-name="P9" draw:layer="controls" svg:width="8.151cm" svg:height="0.85cm" svg:x="4.22cm" svg:y="11.721cm" draw:control="control9"/>
        <draw:control draw:style-name="gr7" draw:text-style-name="P9" draw:layer="controls" svg:width="1.75cm" svg:height="0.85cm" svg:x="12.791cm" svg:y="11.721cm" draw:control="control10"/>
        <draw:control draw:style-name="gr7" draw:text-style-name="P11" draw:layer="controls" svg:width="2.105cm" svg:height="0.85cm" svg:x="14.777cm" svg:y="11.721cm" draw:control="control11"/>
        <draw:control draw:style-name="gr7" draw:text-style-name="P11" draw:layer="controls" svg:width="3cm" svg:height="0.85cm" svg:x="17.248cm" svg:y="11.721cm" draw:control="control12"/>
        <draw:control draw:style-name="gr6" draw:text-style-name="P10" draw:layer="controls" svg:width="1.85cm" svg:height="0.451cm" svg:x="14.299cm" svg:y="10.242cm" draw:control="control13"/>
        <draw:control draw:style-name="gr7" draw:text-style-name="P9" draw:layer="controls" svg:width="2.105cm" svg:height="0.85cm" svg:x="1.532cm" svg:y="12.729cm" draw:control="control14"/>
        <draw:control draw:style-name="gr7" draw:text-style-name="P9" draw:layer="controls" svg:width="2.105cm" svg:height="0.85cm" svg:x="1.532cm" svg:y="13.737cm" draw:control="control15"/>
        <draw:control draw:style-name="gr7" draw:text-style-name="P9" draw:layer="controls" svg:width="2.105cm" svg:height="0.85cm" svg:x="1.532cm" svg:y="14.745cm" draw:control="control16"/>
        <draw:control draw:style-name="gr7" draw:text-style-name="P9" draw:layer="controls" svg:width="2.105cm" svg:height="0.85cm" svg:x="1.532cm" svg:y="15.753cm" draw:control="control17"/>
        <draw:control draw:style-name="gr7" draw:text-style-name="P9" draw:layer="controls" svg:width="2.105cm" svg:height="0.85cm" svg:x="1.532cm" svg:y="16.761cm" draw:control="control18"/>
        <draw:control draw:style-name="gr7" draw:text-style-name="P9" draw:layer="controls" svg:width="2.105cm" svg:height="0.85cm" svg:x="1.532cm" svg:y="17.769cm" draw:control="control19"/>
        <draw:control draw:style-name="gr7" draw:text-style-name="P9" draw:layer="controls" svg:width="2.105cm" svg:height="0.85cm" svg:x="1.532cm" svg:y="18.777cm" draw:control="control20"/>
        <draw:control draw:style-name="gr7" draw:text-style-name="P9" draw:layer="controls" svg:width="2.105cm" svg:height="0.85cm" svg:x="1.532cm" svg:y="19.785cm" draw:control="control21"/>
        <draw:control draw:style-name="gr7" draw:text-style-name="P9" draw:layer="controls" svg:width="2.105cm" svg:height="0.85cm" svg:x="1.532cm" svg:y="20.793cm" draw:control="control22"/>
        <draw:control draw:style-name="gr7" draw:text-style-name="P9" draw:layer="controls" svg:width="2.105cm" svg:height="0.85cm" svg:x="1.532cm" svg:y="21.801cm" draw:control="control23"/>
        <draw:control draw:style-name="gr7" draw:text-style-name="P9" draw:layer="controls" svg:width="2.105cm" svg:height="0.85cm" svg:x="1.532cm" svg:y="22.809cm" draw:control="control24"/>
        <draw:control draw:style-name="gr7" draw:text-style-name="P9" draw:layer="controls" svg:width="8.151cm" svg:height="0.85cm" svg:x="4.22cm" svg:y="12.729cm" draw:control="control25"/>
        <draw:control draw:style-name="gr7" draw:text-style-name="P9" draw:layer="controls" svg:width="8.151cm" svg:height="0.85cm" svg:x="4.22cm" svg:y="13.737cm" draw:control="control26"/>
        <draw:control draw:style-name="gr7" draw:text-style-name="P9" draw:layer="controls" svg:width="8.151cm" svg:height="0.85cm" svg:x="4.22cm" svg:y="14.745cm" draw:control="control27"/>
        <draw:control draw:style-name="gr7" draw:text-style-name="P9" draw:layer="controls" svg:width="8.151cm" svg:height="0.85cm" svg:x="4.22cm" svg:y="15.753cm" draw:control="control28"/>
        <draw:control draw:style-name="gr7" draw:text-style-name="P9" draw:layer="controls" svg:width="8.151cm" svg:height="0.85cm" svg:x="4.22cm" svg:y="16.761cm" draw:control="control29"/>
        <draw:control draw:style-name="gr7" draw:text-style-name="P9" draw:layer="controls" svg:width="8.151cm" svg:height="0.85cm" svg:x="4.22cm" svg:y="17.769cm" draw:control="control30"/>
        <draw:control draw:style-name="gr7" draw:text-style-name="P9" draw:layer="controls" svg:width="8.151cm" svg:height="0.85cm" svg:x="4.22cm" svg:y="18.777cm" draw:control="control31"/>
        <draw:control draw:style-name="gr7" draw:text-style-name="P9" draw:layer="controls" svg:width="8.151cm" svg:height="0.85cm" svg:x="4.22cm" svg:y="19.785cm" draw:control="control32"/>
        <draw:control draw:style-name="gr7" draw:text-style-name="P9" draw:layer="controls" svg:width="8.151cm" svg:height="0.85cm" svg:x="4.22cm" svg:y="20.793cm" draw:control="control33"/>
        <draw:control draw:style-name="gr7" draw:text-style-name="P9" draw:layer="controls" svg:width="8.151cm" svg:height="0.85cm" svg:x="4.22cm" svg:y="21.801cm" draw:control="control34"/>
        <draw:control draw:style-name="gr7" draw:text-style-name="P9" draw:layer="controls" svg:width="8.151cm" svg:height="0.85cm" svg:x="4.22cm" svg:y="22.809cm" draw:control="control35"/>
        <draw:control draw:style-name="gr7" draw:text-style-name="P9" draw:layer="controls" svg:width="1.75cm" svg:height="0.85cm" svg:x="12.791cm" svg:y="12.729cm" draw:control="control36"/>
        <draw:control draw:style-name="gr7" draw:text-style-name="P9" draw:layer="controls" svg:width="1.75cm" svg:height="0.85cm" svg:x="12.791cm" svg:y="13.737cm" draw:control="control37"/>
        <draw:control draw:style-name="gr7" draw:text-style-name="P9" draw:layer="controls" svg:width="1.75cm" svg:height="0.85cm" svg:x="12.791cm" svg:y="14.745cm" draw:control="control38"/>
        <draw:control draw:style-name="gr7" draw:text-style-name="P9" draw:layer="controls" svg:width="1.75cm" svg:height="0.85cm" svg:x="12.791cm" svg:y="15.753cm" draw:control="control39"/>
        <draw:control draw:style-name="gr7" draw:text-style-name="P9" draw:layer="controls" svg:width="1.75cm" svg:height="0.85cm" svg:x="12.791cm" svg:y="16.761cm" draw:control="control40"/>
        <draw:control draw:style-name="gr7" draw:text-style-name="P9" draw:layer="controls" svg:width="1.75cm" svg:height="0.85cm" svg:x="12.791cm" svg:y="17.769cm" draw:control="control41"/>
        <draw:control draw:style-name="gr7" draw:text-style-name="P9" draw:layer="controls" svg:width="1.75cm" svg:height="0.85cm" svg:x="12.791cm" svg:y="18.777cm" draw:control="control42"/>
        <draw:control draw:style-name="gr7" draw:text-style-name="P9" draw:layer="controls" svg:width="1.75cm" svg:height="0.85cm" svg:x="12.791cm" svg:y="19.785cm" draw:control="control43"/>
        <draw:control draw:style-name="gr7" draw:text-style-name="P9" draw:layer="controls" svg:width="1.75cm" svg:height="0.85cm" svg:x="12.791cm" svg:y="20.793cm" draw:control="control44"/>
        <draw:control draw:style-name="gr7" draw:text-style-name="P9" draw:layer="controls" svg:width="1.75cm" svg:height="0.85cm" svg:x="12.791cm" svg:y="21.801cm" draw:control="control45"/>
        <draw:control draw:style-name="gr7" draw:text-style-name="P9" draw:layer="controls" svg:width="1.75cm" svg:height="0.85cm" svg:x="12.791cm" svg:y="22.809cm" draw:control="control46"/>
        <draw:control draw:style-name="gr7" draw:text-style-name="P11" draw:layer="controls" svg:width="2.105cm" svg:height="0.85cm" svg:x="14.777cm" svg:y="12.729cm" draw:control="control47"/>
        <draw:control draw:style-name="gr7" draw:text-style-name="P11" draw:layer="controls" svg:width="3cm" svg:height="0.85cm" svg:x="17.248cm" svg:y="12.729cm" draw:control="control48"/>
        <draw:control draw:style-name="gr7" draw:text-style-name="P9" draw:layer="controls" svg:width="2.105cm" svg:height="0.85cm" svg:x="14.777cm" svg:y="13.737cm" draw:control="control49"/>
        <draw:control draw:style-name="gr7" draw:text-style-name="P11" draw:layer="controls" svg:width="2.105cm" svg:height="0.85cm" svg:x="14.777cm" svg:y="14.745cm" draw:control="control50"/>
        <draw:control draw:style-name="gr7" draw:text-style-name="P11" draw:layer="controls" svg:width="2.105cm" svg:height="0.85cm" svg:x="14.777cm" svg:y="15.753cm" draw:control="control51"/>
        <draw:control draw:style-name="gr7" draw:text-style-name="P11" draw:layer="controls" svg:width="2.105cm" svg:height="0.85cm" svg:x="14.777cm" svg:y="16.761cm" draw:control="control52"/>
        <draw:control draw:style-name="gr7" draw:text-style-name="P11" draw:layer="controls" svg:width="2.105cm" svg:height="0.85cm" svg:x="14.777cm" svg:y="17.769cm" draw:control="control53"/>
        <draw:control draw:style-name="gr7" draw:text-style-name="P11" draw:layer="controls" svg:width="2.105cm" svg:height="0.85cm" svg:x="14.777cm" svg:y="18.777cm" draw:control="control54"/>
        <draw:control draw:style-name="gr7" draw:text-style-name="P11" draw:layer="controls" svg:width="2.105cm" svg:height="0.85cm" svg:x="14.777cm" svg:y="19.785cm" draw:control="control55"/>
        <draw:control draw:style-name="gr7" draw:text-style-name="P11" draw:layer="controls" svg:width="2.105cm" svg:height="0.85cm" svg:x="14.777cm" svg:y="20.793cm" draw:control="control56"/>
        <draw:control draw:style-name="gr7" draw:text-style-name="P11" draw:layer="controls" svg:width="2.105cm" svg:height="0.85cm" svg:x="14.777cm" svg:y="21.801cm" draw:control="control57"/>
        <draw:control draw:style-name="gr7" draw:text-style-name="P11" draw:layer="controls" svg:width="2.105cm" svg:height="0.85cm" svg:x="14.777cm" svg:y="22.809cm" draw:control="control58"/>
        <draw:control draw:style-name="gr7" draw:text-style-name="P11" draw:layer="controls" svg:width="3cm" svg:height="0.85cm" svg:x="17.248cm" svg:y="13.737cm" draw:control="control59"/>
        <draw:control draw:style-name="gr7" draw:text-style-name="P11" draw:layer="controls" svg:width="3cm" svg:height="0.85cm" svg:x="17.248cm" svg:y="14.745cm" draw:control="control60"/>
        <draw:control draw:style-name="gr7" draw:text-style-name="P11" draw:layer="controls" svg:width="3cm" svg:height="0.85cm" svg:x="17.248cm" svg:y="15.753cm" draw:control="control61"/>
        <draw:control draw:style-name="gr7" draw:text-style-name="P11" draw:layer="controls" svg:width="3cm" svg:height="0.85cm" svg:x="17.248cm" svg:y="16.761cm" draw:control="control62"/>
        <draw:control draw:style-name="gr7" draw:text-style-name="P11" draw:layer="controls" svg:width="3cm" svg:height="0.85cm" svg:x="17.248cm" svg:y="17.769cm" draw:control="control63"/>
        <draw:control draw:style-name="gr7" draw:text-style-name="P11" draw:layer="controls" svg:width="3cm" svg:height="0.85cm" svg:x="17.248cm" svg:y="18.777cm" draw:control="control64"/>
        <draw:control draw:style-name="gr7" draw:text-style-name="P11" draw:layer="controls" svg:width="3cm" svg:height="0.85cm" svg:x="17.248cm" svg:y="19.785cm" draw:control="control65"/>
        <draw:control draw:style-name="gr7" draw:text-style-name="P11" draw:layer="controls" svg:width="3cm" svg:height="0.85cm" svg:x="17.248cm" svg:y="20.793cm" draw:control="control66"/>
        <draw:control draw:style-name="gr7" draw:text-style-name="P11" draw:layer="controls" svg:width="3cm" svg:height="0.85cm" svg:x="17.248cm" svg:y="21.801cm" draw:control="control67"/>
        <draw:control draw:style-name="gr7" draw:text-style-name="P11" draw:layer="controls" svg:width="3cm" svg:height="0.85cm" svg:x="17.248cm" svg:y="22.809cm" draw:control="control68"/>
        <draw:control draw:style-name="gr6" draw:text-style-name="P8" draw:layer="controls" svg:width="8.448cm" svg:height="0.65cm" svg:x="1.721cm" svg:y="24.361cm" draw:control="control69"/>
        <draw:control draw:style-name="gr8" draw:text-style-name="P11" draw:layer="controls" svg:width="3cm" svg:height="0.85cm" svg:x="17.256cm" svg:y="25.629cm" draw:control="control70"/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-BoldMT" svg:font-family="Arial-BoldMT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nknown" svg:font-family="Unknow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1T17:39:15.614337829</dc:date>
    <dc:creator>Robert Seward</dc:creator>
    <meta:editing-duration>PT1H6M51S</meta:editing-duration>
    <meta:editing-cycles>12</meta:editing-cycles>
    <meta:generator>LibreOffice/24.8.4.2$Linux_X86_64 LibreOffice_project/480$Build-2</meta:generator>
    <meta:print-date>2025-03-01T17:34:29.772178634</meta:print-date>
    <meta:printed-by>PDF files: Robert Seward</meta:printed-by>
    <meta:document-statistic meta:object-count="172"/>
  </office:meta>
</office:document-meta>
</file>